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23pt" svg:height="255.17pt" svg:x="79.88pt" svg:y="272.78pt">
            <loext:p draw:notify-on-update-of-ranges="Sheet1.C2:Sheet1.C19 Sheet1.H2:Sheet1.H10 Sheet1.H1:Sheet1.H1 Sheet1.I2:Sheet1.I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23pt" svg:height="255.17pt" svg:x="76.93pt" svg:y="549.01pt">
            <loext:p draw:notify-on-update-of-ranges="Sheet1.H12:Sheet1.H19 Sheet1.H1:Sheet1.H1 Sheet1.I12:Sheet1.I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3pt" svg:height="255.17pt" svg:x="556.89pt" svg:y="273.46pt">
            <loext:p draw:notify-on-update-of-ranges="Sheet1.E2:Sheet1.E5 Sheet1.H1:Sheet1.H1 Sheet1.I2:Sheet1.I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453.23pt" svg:height="255.17pt" svg:x="1059.19pt" svg:y="278.96pt">
            <loext:p draw:notify-on-update-of-ranges="Sheet1.E6:Sheet1.E10 Sheet1.H1:Sheet1.H1 Sheet1.I6:Sheet1.I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453.23pt" svg:height="255.17pt" svg:x="1059.87pt" svg:y="550.4pt">
            <loext:p draw:notify-on-update-of-ranges="Sheet1.E12:Sheet1.E15 Sheet1.H1:Sheet1.H1 Sheet1.I12:Sheet1.I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23pt" svg:height="255.17pt" svg:x="566.33pt" svg:y="558.26pt">
            <loext:p draw:notify-on-update-of-ranges="Sheet1.E16:Sheet1.E19 Sheet1.H1:Sheet1.H1 Sheet1.I16:Sheet1.I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Distance (ft)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shortest(PWM)/gap(NRZI)</text:p>
          </table:table-cell>
          <table:table-cell office:value-type="string" calcext:value-type="string">
            <text:p>bits/ms</text:p>
          </table:table-cell>
          <table:table-cell office:value-type="string" calcext:value-type="string">
            <text:p>OK Bytes</text:p>
          </table:table-cell>
          <table:table-cell office:value-type="string" calcext:value-type="string">
            <text:p>Error Bytes</text:p>
          </table:table-cell>
          <table:table-cell office:value-type="string" calcext:value-type="string">
            <text:p>Ft-Bits / (ms)</text:p>
          </table:table-cell>
          <table:table-cell office:value-type="string" calcext:value-type="string">
            <text:p>~BER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20" calcext:value-type="float">
            <text:p>20</text:p>
          </table:table-cell>
          <table:table-cell table:formula="of:=2/([.D2]+1.5*20)" office:value-type="float" office:value="0.04" calcext:value-type="float">
            <text:p>0.04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[.E2]*[.B2]" office:value-type="float" office:value="0.12" calcext:value-type="float">
            <text:p>0.12</text:p>
          </table:table-cell>
          <table:table-cell table:formula="of:=[.G2]/([.F2]+[.G2])" office:value-type="float" office:value="0.032258064516129" calcext:value-type="float">
            <text:p>0.0322580645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formula="of:=2/([.D3]+1.5*20)" office:value-type="float" office:value="0.05" calcext:value-type="float">
            <text:p>0.0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table:formula="of:=[.E3]*[.B3]" office:value-type="float" office:value="0.15" calcext:value-type="float">
            <text:p>0.15</text:p>
          </table:table-cell>
          <table:table-cell table:formula="of:=[.G3]/([.F3]+[.G3])" office:value-type="float" office:value="0.122641509433962" calcext:value-type="float">
            <text:p>0.1226415094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table:formula="of:=2/([.D4]+1.5*20)" office:value-type="float" office:value="0.0645161290322581" calcext:value-type="float">
            <text:p>0.064516129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formula="of:=[.E4]*[.B4]" office:value-type="float" office:value="0.193548387096774" calcext:value-type="float">
            <text:p>0.1935483871</text:p>
          </table:table-cell>
          <table:table-cell table:formula="of:=[.G4]/([.F4]+[.G4])" office:value-type="float" office:value="0.958762886597938" calcext:value-type="float">
            <text:p>0.9587628866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table:formula="of:=2/([.D5]+1.5*20)" office:value-type="float" office:value="0.0571428571428571" calcext:value-type="float">
            <text:p>0.057142857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formula="of:=[.E5]*[.B5]" office:value-type="float" office:value="0.171428571428571" calcext:value-type="float">
            <text:p>0.1714285714</text:p>
          </table:table-cell>
          <table:table-cell table:formula="of:=[.G5]/([.F5]+[.G5])" office:value-type="float" office:value="0.561538461538462" calcext:value-type="float">
            <text:p>0.5615384615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50" calcext:value-type="float">
            <text:p>50</text:p>
          </table:table-cell>
          <table:table-cell table:formula="of:=2/([.D6]+1.5*20)" office:value-type="float" office:value="0.025" calcext:value-type="float">
            <text:p>0.02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formula="of:=[.E6]*[.B6]" office:value-type="float" office:value="0.1" calcext:value-type="float">
            <text:p>0.1</text:p>
          </table:table-cell>
          <table:table-cell table:formula="of:=[.G6]/([.F6]+[.G6])" office:value-type="float" office:value="0.164556962025316" calcext:value-type="float">
            <text:p>0.164556962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20" calcext:value-type="float">
            <text:p>20</text:p>
          </table:table-cell>
          <table:table-cell table:formula="of:=2/([.D7]+1.5*20)" office:value-type="float" office:value="0.04" calcext:value-type="float">
            <text:p>0.04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formula="of:=[.E7]*[.B7]" office:value-type="float" office:value="0.16" calcext:value-type="float">
            <text:p>0.16</text:p>
          </table:table-cell>
          <table:table-cell table:formula="of:=[.G7]/([.F7]+[.G7])" office:value-type="float" office:value="0.1375" calcext:value-type="float">
            <text:p>0.1375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formula="of:=2/([.D8]+1.5*20)"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[.E8]*[.B8]" office:value-type="float" office:value="0.2" calcext:value-type="float">
            <text:p>0.2</text:p>
          </table:table-cell>
          <table:table-cell table:formula="of:=[.G8]/([.F8]+[.G8]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table:formula="of:=2/([.D9]+1.5*20)" office:value-type="float" office:value="0.0645161290322581" calcext:value-type="float">
            <text:p>0.064516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]*[.B9]" office:value-type="float" office:value="0.258064516129032" calcext:value-type="float">
            <text:p>0.2580645161</text:p>
          </table:table-cell>
          <table:table-cell table:formula="of:=[.G9]/([.F9]+[.G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table:formula="of:=2/([.D10]+1.5*20)" office:value-type="float" office:value="0.0571428571428571" calcext:value-type="float">
            <text:p>0.0571428571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table:formula="of:=[.E10]*[.B10]" office:value-type="float" office:value="0.228571428571429" calcext:value-type="float">
            <text:p>0.2285714286</text:p>
          </table:table-cell>
          <table:table-cell table:formula="of:=[.G10]/([.F10]+[.G10])" office:value-type="float" office:value="0.531578947368421" calcext:value-type="float">
            <text:p>0.531578947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10" calcext:value-type="float">
            <text:p>10</text:p>
          </table:table-cell>
          <table:table-cell table:formula="of:=(4/5)/[.D12]" office:value-type="float" office:value="0.08" calcext:value-type="float">
            <text:p>0.08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formula="of:=[.E12]*[.B12]" office:value-type="float" office:value="0.24" calcext:value-type="float">
            <text:p>0.24</text:p>
          </table:table-cell>
          <table:table-cell table:formula="of:=[.G12]/([.F12]+[.G12])" office:value-type="float" office:value="0.341666666666667" calcext:value-type="float">
            <text:p>0.3416666667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20" calcext:value-type="float">
            <text:p>20</text:p>
          </table:table-cell>
          <table:table-cell table:formula="of:=(4/5)/[.D13]"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formula="of:=[.E13]*[.B13]" office:value-type="float" office:value="0.12" calcext:value-type="float">
            <text:p>0.12</text:p>
          </table:table-cell>
          <table:table-cell table:formula="of:=[.G13]/([.F13]+[.G13]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50" calcext:value-type="float">
            <text:p>50</text:p>
          </table:table-cell>
          <table:table-cell table:formula="of:=(4/5)/[.D14]" office:value-type="float" office:value="0.016" calcext:value-type="float">
            <text:p>0.016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formula="of:=[.E14]*[.B14]" office:value-type="float" office:value="0.048" calcext:value-type="float">
            <text:p>0.048</text:p>
          </table:table-cell>
          <table:table-cell table:formula="of:=[.G14]/([.F14]+[.G14])" office:value-type="float" office:value="0.0833333333333333" calcext:value-type="float">
            <text:p>0.0833333333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100" calcext:value-type="float">
            <text:p>100</text:p>
          </table:table-cell>
          <table:table-cell table:formula="of:=(4/5)/[.D15]" office:value-type="float" office:value="0.008" calcext:value-type="float">
            <text:p>0.00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formula="of:=[.E15]*[.B15]" office:value-type="float" office:value="0.024" calcext:value-type="float">
            <text:p>0.024</text:p>
          </table:table-cell>
          <table:table-cell table:formula="of:=[.G15]/([.F15]+[.G15])" office:value-type="float" office:value="0.0833333333333333" calcext:value-type="float">
            <text:p>0.0833333333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100" calcext:value-type="float">
            <text:p>100</text:p>
          </table:table-cell>
          <table:table-cell table:formula="of:=(4/5)/[.D16]" office:value-type="float" office:value="0.008" calcext:value-type="float">
            <text:p>0.00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E16]*[.B16]" office:value-type="float" office:value="0.032" calcext:value-type="float">
            <text:p>0.032</text:p>
          </table:table-cell>
          <table:table-cell table:formula="of:=[.G16]/([.F16]+[.G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50" calcext:value-type="float">
            <text:p>50</text:p>
          </table:table-cell>
          <table:table-cell table:formula="of:=(4/5)/[.D17]" office:value-type="float" office:value="0.016" calcext:value-type="float">
            <text:p>0.016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formula="of:=[.E17]*[.B17]" office:value-type="float" office:value="0.064" calcext:value-type="float">
            <text:p>0.064</text:p>
          </table:table-cell>
          <table:table-cell table:formula="of:=[.G17]/([.F17]+[.G17])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20" calcext:value-type="float">
            <text:p>20</text:p>
          </table:table-cell>
          <table:table-cell table:formula="of:=(4/5)/[.D18]"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table:formula="of:=[.E18]*[.B18]" office:value-type="float" office:value="0.16" calcext:value-type="float">
            <text:p>0.16</text:p>
          </table:table-cell>
          <table:table-cell table:formula="of:=[.G18]/([.F18]+[.G18])" office:value-type="float" office:value="0.0818181818181818" calcext:value-type="float">
            <text:p>0.0818181818</text:p>
          </table:table-cell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10" calcext:value-type="float">
            <text:p>10</text:p>
          </table:table-cell>
          <table:table-cell table:formula="of:=(4/5)/[.D19]"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[.E19]*[.B19]" office:value-type="float" office:value="0.32" calcext:value-type="float">
            <text:p>0.32</text:p>
          </table:table-cell>
          <table:table-cell table:formula="of:=[.G19]/([.F19]+[.G19])" office:value-type="float" office:value="0.409090909090909" calcext:value-type="float">
            <text:p>0.4090909091</text:p>
          </table:table-cell>
        </table:table-row>
      </table:table>
      <table:named-expressions/>
      <table:database-ranges>
        <table:database-range table:name="__Anonymous_Sheet_DB__0" table:target-range-address="Sheet1.A12:Sheet1.I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9:11:18.495715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7:58:42.739766424</meta:creation-date>
    <dc:date>2017-12-09T19:12:03.672732512</dc:date>
    <meta:editing-duration>PT57M38S</meta:editing-duration>
    <meta:editing-cycles>39</meta:editing-cycles>
    <meta:generator>LibreOffice/5.0.6.2$Linux_X86_64 LibreOffice_project/00$Build-2</meta:generator>
    <meta:document-statistic meta:table-count="1" meta:cell-count="16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3cm" xlink:href=".." xlink:type="simple" chart:class="chart:scatter" chart:style-name="ch1">
        <chart:title svg:x="5.061cm" svg:y="0.316cm" chart:style-name="ch2">
          <text:p>BER by Bitrate - PWM at 4ft</text:p>
        </chart:title>
        <chart:plot-area chart:style-name="ch3" table:cell-range-address="Sheet1.E2:Sheet1.E5 Sheet1.H1:Sheet1.H1 Sheet1.I2:Sheet1.I5" chart:data-source-has-labels="row" svg:x="1.338cm" svg:y="1.285cm" svg:width="14.333cm" svg:height="6.549cm">
          <chartooo:coordinate-region svg:x="2.075cm" svg:y="1.488cm" svg:width="13.256cm" svg:height="5.691cm"/>
          <chart:axis chart:dimension="x" chart:name="primary-x" chart:style-name="ch4">
            <chart:title svg:x="7.933cm" svg:y="8.014cm" chart:style-name="ch5">
              <text:p>bits/ms</text:p>
            </chart:title>
          </chart:axis>
          <chart:axis chart:dimension="y" chart:name="primary-y" chart:style-name="ch4">
            <chart:title svg:x="0.451cm" svg:y="4.954cm" chart:style-name="ch6">
              <text:p>BER</text:p>
            </chart:title>
            <chart:grid chart:style-name="ch7" chart:class="major"/>
          </chart:axis>
          <chart:series chart:style-name="ch8" chart:values-cell-range-address="Sheet1.I2:Sheet1.I5" chart:label-cell-address="Sheet1.H1:Sheet1.H1" chart:class="chart:scatter">
            <chart:domain table:cell-range-address="Sheet1.E2:Sheet1.E5"/>
            <chart:regression-curve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E2:Sheet1.E5</svg:desc>
                </draw:g>
              </table:table-cell>
              <table:table-cell office:value-type="float" office:value="0.032258064516129">
                <text:p>0.032258064516129</text:p>
                <draw:g>
                  <svg:desc>Sheet1.I2:Sheet1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.561538461538462">
                <text:p>0.561538461538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3cm" xlink:href=".." xlink:type="simple" chart:class="chart:scatter" chart:style-name="ch1">
        <chart:title svg:x="4.683cm" svg:y="0.316cm" chart:style-name="ch2">
          <text:p>BER by Distance*Bitrate - NRZI</text:p>
        </chart:title>
        <chart:plot-area chart:style-name="ch3" table:cell-range-address="Sheet1.H12:Sheet1.I19 Sheet1.H1:Sheet1.H1" chart:data-source-has-labels="row" svg:x="1.338cm" svg:y="1.285cm" svg:width="14.333cm" svg:height="6.549cm">
          <chartooo:coordinate-region svg:x="2.265cm" svg:y="1.488cm" svg:width="13.066cm" svg:height="5.691cm"/>
          <chart:axis chart:dimension="x" chart:name="primary-x" chart:style-name="ch4">
            <chart:title svg:x="7.785cm" svg:y="8.014cm" chart:style-name="ch5">
              <text:p>ft*bits/ms</text:p>
            </chart:title>
          </chart:axis>
          <chart:axis chart:dimension="y" chart:name="primary-y" chart:style-name="ch4">
            <chart:title svg:x="0.451cm" svg:y="4.954cm" chart:style-name="ch6">
              <text:p>BER</text:p>
            </chart:title>
            <chart:grid chart:style-name="ch7" chart:class="major"/>
          </chart:axis>
          <chart:series chart:style-name="ch8" chart:values-cell-range-address="Sheet1.I12:Sheet1.I19" chart:label-cell-address="Sheet1.H1:Sheet1.H1" chart:class="chart:scatter">
            <chart:domain table:cell-range-address="Sheet1.H12:Sheet1.H19"/>
            <chart:regression-curve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H12:Sheet1.H19</svg:desc>
                </draw:g>
              </table:table-cell>
              <table:table-cell office:value-type="float" office:value="0.341666666666667">
                <text:p>0.341666666666667</text:p>
                <draw:g>
                  <svg:desc>Sheet1.I12:Sheet1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8">
                <text:p>0.04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">
                <text:p>0.02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4">
                <text:p>0.0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0.0818181818181818">
                <text:p>0.08181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">
                <text:p>0.32</text:p>
              </table:table-cell>
              <table:table-cell office:value-type="float" office:value="0.409090909090909">
                <text:p>0.409090909090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3cm" xlink:href=".." xlink:type="simple" chart:class="chart:scatter" chart:style-name="ch1">
        <chart:title svg:x="5.061cm" svg:y="0.316cm" chart:style-name="ch2">
          <text:p>BER by Bitrate - PWM at 3ft</text:p>
        </chart:title>
        <chart:plot-area chart:style-name="ch3" table:cell-range-address="Sheet1.E6:Sheet1.E10 Sheet1.H1:Sheet1.H1 Sheet1.I6:Sheet1.I10" chart:data-source-has-labels="row" svg:x="1.338cm" svg:y="1.285cm" svg:width="14.333cm" svg:height="6.549cm">
          <chartooo:coordinate-region svg:x="2.075cm" svg:y="1.488cm" svg:width="13.256cm" svg:height="5.691cm"/>
          <chart:axis chart:dimension="x" chart:name="primary-x" chart:style-name="ch4">
            <chart:title svg:x="7.933cm" svg:y="8.014cm" chart:style-name="ch5">
              <text:p>bits/ms</text:p>
            </chart:title>
          </chart:axis>
          <chart:axis chart:dimension="y" chart:name="primary-y" chart:style-name="ch4">
            <chart:title svg:x="0.451cm" svg:y="4.954cm" chart:style-name="ch6">
              <text:p>BER</text:p>
            </chart:title>
            <chart:grid chart:style-name="ch7" chart:class="major"/>
          </chart:axis>
          <chart:series chart:style-name="ch8" chart:values-cell-range-address="Sheet1.I6:Sheet1.I10" chart:label-cell-address="Sheet1.H1:Sheet1.H1" chart:class="chart:scatter">
            <chart:domain table:cell-range-address="Sheet1.E6:Sheet1.E10"/>
            <chart:regression-curve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">
                <text:p>0.025</text:p>
                <draw:g>
                  <svg:desc>Sheet1.E6:Sheet1.E10</svg:desc>
                </draw:g>
              </table:table-cell>
              <table:table-cell office:value-type="float" office:value="0.164556962025316">
                <text:p>0.164556962025316</text:p>
                <draw:g>
                  <svg:desc>Sheet1.I6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.531578947368421">
                <text:p>0.5315789473684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3cm" xlink:href=".." xlink:type="simple" chart:class="chart:scatter" chart:style-name="ch1">
        <chart:title svg:x="4.656cm" svg:y="0.316cm" chart:style-name="ch2">
          <text:p>BER by Distance*Bitrate - PWM</text:p>
        </chart:title>
        <chart:plot-area chart:style-name="ch3" table:cell-range-address="Sheet1.C2:Sheet1.C19 Sheet1.H1:Sheet1.H10 Sheet1.I2:Sheet1.I10" chart:data-source-has-labels="both" svg:x="1.338cm" svg:y="1.285cm" svg:width="14.333cm" svg:height="6.549cm">
          <chartooo:coordinate-region svg:x="2.075cm" svg:y="1.488cm" svg:width="13.256cm" svg:height="5.691cm"/>
          <chart:axis chart:dimension="x" chart:name="primary-x" chart:style-name="ch4" chartooo:axis-type="auto">
            <chart:title svg:x="7.785cm" svg:y="8.014cm" chart:style-name="ch5">
              <text:p>ft*bits/ms</text:p>
            </chart:title>
            <chart:categories table:cell-range-address="Sheet1.C2:Sheet1.C19"/>
          </chart:axis>
          <chart:axis chart:dimension="y" chart:name="primary-y" chart:style-name="ch4">
            <chart:title svg:x="0.451cm" svg:y="4.954cm" chart:style-name="ch6">
              <text:p>BER</text:p>
            </chart:title>
            <chart:grid chart:style-name="ch7" chart:class="major"/>
          </chart:axis>
          <chart:series chart:style-name="ch8" chart:values-cell-range-address="Sheet1.I2:Sheet1.I10" chart:label-cell-address="Sheet1.H1:Sheet1.H1" chart:class="chart:scatter">
            <chart:domain table:cell-range-address="Sheet1.H2:Sheet1.H10"/>
            <chart:regression-curve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</text:p>
                <draw:g>
                  <svg:desc>Sheet1.C2:Sheet1.C19</svg:desc>
                </draw:g>
              </table:table-cell>
              <table:table-cell office:value-type="float" office:value="0.12">
                <text:p>0.12</text:p>
                <draw:g>
                  <svg:desc>Sheet1.H2:Sheet1.H10</svg:desc>
                </draw:g>
              </table:table-cell>
              <table:table-cell office:value-type="float" office:value="0.032258064516129">
                <text:p>0.032258064516129</text:p>
                <draw:g>
                  <svg:desc>Sheet1.I2:Sheet1.I10</svg:desc>
                </draw:g>
              </table:table-cell>
            </table:table-row>
            <table:table-row>
              <table:table-cell office:value-type="string">
                <text:p>PWM</text:p>
              </table:table-cell>
              <table:table-cell office:value-type="float" office:value="0.15">
                <text:p>0.15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PWM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string">
                <text:p>PWM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561538461538462">
                <text:p>0.561538461538462</text:p>
              </table:table-cell>
            </table:table-row>
            <table:table-row>
              <table:table-cell office:value-type="string">
                <text:p>PWM</text:p>
              </table:table-cell>
              <table:table-cell office:value-type="float" office:value="0.1">
                <text:p>0.1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PWM</text:p>
              </table:table-cell>
              <table:table-cell office:value-type="float" office:value="0.16">
                <text:p>0.16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PWM</text:p>
              </table:table-cell>
              <table:table-cell office:value-type="float" office:value="0.2">
                <text:p>0.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PWM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WM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531578947368421">
                <text:p>0.5315789473684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3cm" xlink:href=".." xlink:type="simple" chart:class="chart:scatter" chart:style-name="ch1">
        <chart:title svg:x="5.088cm" svg:y="0.316cm" chart:style-name="ch2">
          <text:p>BER by Bitrate - NRZI at 3ft</text:p>
        </chart:title>
        <chart:plot-area chart:style-name="ch3" table:cell-range-address="Sheet1.E12:Sheet1.E15 Sheet1.H1:Sheet1.H1 Sheet1.I12:Sheet1.I15" chart:data-source-has-labels="row" svg:x="1.338cm" svg:y="1.285cm" svg:width="14.333cm" svg:height="6.549cm">
          <chartooo:coordinate-region svg:x="2.265cm" svg:y="1.488cm" svg:width="13.067cm" svg:height="5.691cm"/>
          <chart:axis chart:dimension="x" chart:name="primary-x" chart:style-name="ch4">
            <chart:title svg:x="7.933cm" svg:y="8.014cm" chart:style-name="ch5">
              <text:p>bits/ms</text:p>
            </chart:title>
          </chart:axis>
          <chart:axis chart:dimension="y" chart:name="primary-y" chart:style-name="ch4">
            <chart:title svg:x="0.451cm" svg:y="4.954cm" chart:style-name="ch6">
              <text:p>BER</text:p>
            </chart:title>
            <chart:grid chart:style-name="ch7" chart:class="major"/>
          </chart:axis>
          <chart:series chart:style-name="ch8" chart:values-cell-range-address="Sheet1.I12:Sheet1.I15" chart:label-cell-address="Sheet1.H1:Sheet1.H1" chart:class="chart:scatter">
            <chart:domain table:cell-range-address="Sheet1.E12:Sheet1.E15"/>
            <chart:regression-curve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Sheet1.E12:Sheet1.E15</svg:desc>
                </draw:g>
              </table:table-cell>
              <table:table-cell office:value-type="float" office:value="0.341666666666667">
                <text:p>0.341666666666667</text:p>
                <draw:g>
                  <svg:desc>Sheet1.I12:Sheet1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">
                <text:p>0.016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.0833333333333333">
                <text:p>0.083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3cm" xlink:href=".." xlink:type="simple" chart:class="chart:scatter" chart:style-name="ch1">
        <chart:title svg:x="5.088cm" svg:y="0.316cm" chart:style-name="ch2">
          <text:p>BER by Bitrate - NRZI at 4ft</text:p>
        </chart:title>
        <chart:plot-area chart:style-name="ch3" table:cell-range-address="Sheet1.E16:Sheet1.E19 Sheet1.H1:Sheet1.H1 Sheet1.I16:Sheet1.I19" chart:data-source-has-labels="row" svg:x="1.338cm" svg:y="1.285cm" svg:width="14.333cm" svg:height="6.549cm">
          <chartooo:coordinate-region svg:x="2.265cm" svg:y="1.488cm" svg:width="13.067cm" svg:height="5.691cm"/>
          <chart:axis chart:dimension="x" chart:name="primary-x" chart:style-name="ch4">
            <chart:title svg:x="7.933cm" svg:y="8.014cm" chart:style-name="ch5">
              <text:p>bits/ms</text:p>
            </chart:title>
          </chart:axis>
          <chart:axis chart:dimension="y" chart:name="primary-y" chart:style-name="ch4">
            <chart:title svg:x="0.451cm" svg:y="4.954cm" chart:style-name="ch6">
              <text:p>BER</text:p>
            </chart:title>
            <chart:grid chart:style-name="ch7" chart:class="major"/>
          </chart:axis>
          <chart:series chart:style-name="ch8" chart:values-cell-range-address="Sheet1.I16:Sheet1.I19" chart:label-cell-address="Sheet1.H1:Sheet1.H1" chart:class="chart:scatter">
            <chart:domain table:cell-range-address="Sheet1.E16:Sheet1.E19"/>
            <chart:regression-curve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">
                <text:p>0.008</text:p>
                <draw:g>
                  <svg:desc>Sheet1.E16:Sheet1.E19</svg:desc>
                </draw:g>
              </table:table-cell>
              <table:table-cell office:value-type="float" office:value="0">
                <text:p>0</text:p>
                <draw:g>
                  <svg:desc>Sheet1.I16:Sheet1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">
                <text:p>0.0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818181818181818">
                <text:p>0.081818181818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409090909090909">
                <text:p>0.409090909090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